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D Unicode" svg:font-family="'3D Unicode'" style:font-pitch="variable"/>
    <style:font-face style:name="Aladini" svg:font-family="Aladini" style:font-pitch="variable"/>
    <style:font-face style:name="Barata" svg:font-family="Barata" style:font-pitch="variable"/>
    <style:font-face style:name="Calligraphy" svg:font-family="Calligraphy" style:font-pitch="variable"/>
    <style:font-face style:name="Elguja" svg:font-family="Elguj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0465f1" style:font-size-asian="14pt" style:font-size-complex="16pt"/>
    </style:style>
    <style:style style:name="P3" style:family="paragraph" style:parent-style-name="Standard">
      <style:text-properties style:font-name="3D Unicode" fo:font-size="16pt" officeooo:paragraph-rsid="000465f1" style:font-size-asian="14pt" style:font-size-complex="16pt"/>
    </style:style>
    <style:style style:name="P4" style:family="paragraph" style:parent-style-name="Standard">
      <style:text-properties style:font-name="Calligraphy" fo:font-size="18pt" officeooo:paragraph-rsid="000465f1" style:font-size-asian="18pt" style:font-size-complex="18pt"/>
    </style:style>
    <style:style style:name="P5" style:family="paragraph" style:parent-style-name="Standard">
      <style:text-properties style:font-name="Aladini" fo:font-size="18pt" officeooo:paragraph-rsid="000465f1" style:font-size-asian="18pt" style:font-size-complex="18pt"/>
    </style:style>
    <style:style style:name="P6" style:family="paragraph" style:parent-style-name="Standard">
      <style:text-properties style:font-name="Barata" fo:font-size="18pt" officeooo:paragraph-rsid="000465f1" style:font-size-asian="18pt" style:font-size-complex="18pt"/>
    </style:style>
    <style:style style:name="P7" style:family="paragraph" style:parent-style-name="Standard">
      <style:text-properties style:font-name="Elguja" fo:font-size="16pt" officeooo:paragraph-rsid="000465f1" style:font-size-asian="14pt" style:font-size-complex="16pt"/>
    </style:style>
    <style:style style:name="P8" style:family="paragraph" style:parent-style-name="Standard">
      <style:text-properties style:font-name="Elguja" fo:font-size="18pt" fo:font-weight="bold" officeooo:paragraph-rsid="000465f1" style:font-size-asian="18pt" style:font-weight-asian="bold" style:font-size-complex="18pt" style:font-weight-complex="bold"/>
    </style:style>
    <style:style style:name="T1" style:family="text">
      <style:text-properties officeooo:rsid="00046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სანდრო და ლიზა</text:p>
      <text:p text:style-name="P1"/>
      <text:p text:style-name="P3">სანდრო და ლიზა</text:p>
      <text:p text:style-name="P2"/>
      <text:p text:style-name="P4"><text:span text:style-name="T1">sandro da liza</text:span></text:p>
      <text:p text:style-name="P2"/>
      <text:p text:style-name="P6"><text:span text:style-name="T1">sandro da liza</text:span></text:p>
      <text:p text:style-name="P2"/>
      <text:p text:style-name="P5"><text:span text:style-name="T1">sandro da lizas</text:span></text:p>
      <text:p text:style-name="P7"/>
      <text:p text:style-name="P8"><text:span text:style-name="T1">sandro da lizas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D Unicode" svg:font-family="'3D Unicode'" style:font-pitch="variable"/>
    <style:font-face style:name="Aladini" svg:font-family="Aladini" style:font-pitch="variable"/>
    <style:font-face style:name="Barata" svg:font-family="Barata" style:font-pitch="variable"/>
    <style:font-face style:name="Calligraphy" svg:font-family="Calligraphy" style:font-pitch="variable"/>
    <style:font-face style:name="Elguja" svg:font-family="Elguj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0:10:36.000498596</meta:creation-date>
    <dc:date>2025-05-22T10:22:12.111495214</dc:date>
    <meta:editing-duration>PT1M23S</meta:editing-duration>
    <meta:editing-cycles>1</meta:editing-cycles>
    <meta:document-statistic meta:table-count="0" meta:image-count="0" meta:object-count="0" meta:page-count="1" meta:paragraph-count="6" meta:word-count="18" meta:character-count="86" meta:non-whitespace-character-count="74"/>
    <meta:generator>LibreOffice/24.2.7.2$Linux_X86_64 LibreOffice_project/420$Build-2</meta:generator>
  </office:meta>
</office:document-meta>
</file>